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oici un jeu du Pendu que j'ai réalisé dans le cadre de la formation Rockett. Formation en développement web proposée par BelieveMy.com</text:p>
      <text:p text:style-name="Standard"/>
      <text:p text:style-name="Standard"/>
      <text:p text:style-name="Standard">Pour rappel, le jeu du Pendu consiste à trouver un mot mystère en proposant des lettres une par une. Lorque la lettre proposée par le joueur est bien dans le mot, elle s'affiche. Lorqu'elle ne l'est pas, un point est enlevé au joueur.</text:p>
      <text:p text:style-name="Standard">L'affichage des points est présenté sous la forme d'un dessin <text:s/>représentant une potence et un pendu qui évolue au fil de la partie. Au début du jeu, rien n'est affiché. Puis la potence apparait en premier. Les différentes parties du corps du pendu apparaissent à chaque erreur du joueur. Au moment où le dessin est complété, la partie est perdue.</text:p>
      <text:p text:style-name="Standard"/>
      <text:p text:style-name="Standard">Dans ce projet, il était demandé à ce que le joueur puisse proposer le mot en entier s'il pensait l'avoir deviner. Dans le cas où il se trompait, il perdait un point.</text:p>
      <text:p text:style-name="Standard"/>
      <text:p text:style-name="Standard">D'ordinaire, l'image est visible dans un cadre au dessus du texte. Dans mon cas, j'ai décidé de montrer l'image en arrière-plan afin qu'elle recouvre tout l'écran. J'avais d'abord essayer la présentation habituelle mais la première photo choisie pour le fond d'écran ne me plaisait pas. De plus, je n'arrivais pas à changer les images en premier plan comme je le fais pour l'arrière plan. Et je n'y arrive toujours pas puisque je n'ai pas cherché depuis.</text:p>
      <text:p text:style-name="Standard"/>
      <text:p text:style-name="Standard">J'ai d'abord était très ambitieux concernant le dessin. Je tenais à la faire moi même. Je n'avais jamais fait appel à une intelligence artificielle. Et j'envisageais de dessiner un magnifique paysage. Comme ceux que l'on voit quand on fait recherche les mots clés : "paysage" et "peinture" sur internet. Puis j'ai vite revu mon ambition à la baisse. Faire un dessin à la va-vite n'est pas une bonne idée. Donc voici les dessins que j'ai fait moi-même. J'aime l'idée qu'il n'y ait pas de potence visible au départ. Comme si l'interface était volontairement épurée. Je trouve l'idée de changer l'arrière plan simple et efficace.</text:p>
      <text:p text:style-name="Standard"/>
      <text:p text:style-name="Standard">Bien que l'affichage des règles du jeu n'était pas obligatoire, il me semblait utile le mettre.</text:p>
      <text:p text:style-name="Standard"/>
      <text:p text:style-name="Standard">Je n'ai pas pu résister à l'envie d'insérer des animations. J'adore faire ça. J'y passe beaucoup trop de temps. J'en suis conscient. Ceci dit, dans l'ensemble de ce projet, elles ne m'ont demandeaient qu'une petite partie du temps consacré.</text:p>
      <text:p text:style-name="Standard"/>
      <text:p text:style-name="Standard">Puisque j'aborde ce sujet. Les étudiants avaient deux semaines pour réaliser le jeu. Mais ce projet était censé être terminé en une seule semaine. Il m'a fallu 10 jours. Et je suis resté bloqué durant deux d'entre eux. Deux fois où j'ai vraiment cru que je n'arriverai pas au bout.</text:p>
      <text:p text:style-name="Standard"/>
      <text:p text:style-name="Standard">J'ai decidé de créer un clavier virtuel. Avec le peu de connaissance que j'ai, c'est l'option qui me paraissait la moins compliquée. Quand on clique sur une lettre, soit celle-ci apparait plus haut dans la case qui correspond à son emplacement dans le mot mystère. Dans le cas contraire, le message au dessus du clavier change ainsi que l'image en arrière plan. En soit, l'image suffit pour <text:s/>connaitre l'évolution de la partie. C'est le principe même du pendu. Mais je voulais ajouter ce texte pour montrer le nombre précis de tentatives restantes.</text:p>
      <text:p text:style-name="Standard"/>
      <text:p text:style-name="Standard">Il y a souvent quelque chose pour démarquer les touches qui ont déjà été utilisées. J'ai décidé de faire disparaitre les touches. Ce procédé a réglé un problème : quand je cliquais plusieurs fois sur une bonne lettre, des points se rajoutaient au compteur. Et le jeu considérait que la partie était gagnée alors qu'il manquait des lettres. En faisant disparaitre les touches, le problème était réglé.</text:p>
      <text:p text:style-name="Standard"/>
      <text:p text:style-name="Standard">Pendant plusieurs jours, les touches se déplacaient pour se rassembler au centre quand celles du <text:soft-page-break/>milieu disparaissaient. J'ai fait en sorte qu'elles restent toutes à leur place d'origine.</text:p>
      <text:p text:style-name="Standard"/>
      <text:p text:style-name="Standard">Quand le joueur pense avoir deviner le mot, il peut cliquer sur la phrase en bas de l'écran. Une fenêtre apparait et il peut taper le mot à l'intérieur. S'il se trompe, il perd un point.</text:p>
      <text:p text:style-name="Standard"/>
      <text:p text:style-name="Standard">Il n'y a pas de lettres avec accent sur le clavier. Les lettres qui s'affichent sont représentées en majuscule pour palier à ce problème. Quand le joueur entre des "E"avec des accents, j'ai fait en sorte que ces caractères soient remplacés par des "E" sans accent. J'espère ne pas avoir choisi des mots avec des "ô" ou <text:s/>des "à" car je n'ai pas pris en compre ces caractères là. Bien qu'ils serait assez facile de les rajouter.</text:p>
      <text:p text:style-name="Standard"/>
      <text:p text:style-name="Standard">J'ai créé une deuxième page pour relancer une nouvelle partie sans avoir à attendre que les animations se terminent.</text:p>
      <text:p text:style-name="Standard"/>
      <text:p text:style-name="Standard">Pour finir, j'ai ajouté un texte qui apparait quand une partie est finie (gagnée ou perdue). On clique dessus et la deuxième page est appelée. Elle s'affiche à nouveau.</text:p>
      <text:p text:style-name="Standard"/>
      <text:p text:style-name="Standard">Hors mis le dessin fait maison très en dessous de mes ambitions, je suis plutôt satisfait de l'interface. Les touches, les animations... Une homogénéité dans les couleurs.</text:p>
      <text:p text:style-name="Standard"/>
      <text:p text:style-name="Standard">Par contre, j'ai eu beaucoup de mal pour créer le code. Quand je cherchais à faire les choses simplement à cinq lignes, je n'arrivais pas à mes fins. Voila pourquoi je me retrouve avec des paquets de 20 lignes. Je sais que certaines fonctions auraient pu m'épargner l'écriture de ces grands blocs mais je cherchais en priorité à utiliser ce que je connaisais déjà. Il y a même eu des cas de figure où je cherchais à faire trop compliqué ; et j'ai fini par faire simple.</text:p>
      <text:p text:style-name="Standard"/>
      <text:p text:style-name="Standard">Il y a un problème que je n'ai pas réglé. Cet écran blanc que l'onvoit très brièvement entre chaque nouvelle apparition d'un arrière-plan. J'aurai aimé qu'il n' y ait pas cet éclait blanc pendant l'interval. Mais je ne sais pas si c'est possible.</text:p>
      <text:p text:style-name="Standard"/>
      <text:p text:style-name="Standard">Une dernière chose que j'aurais voulu changer est l'apparition du message en haut à gauche qui invite à lancer une nouvelle partie. J'aimerais qu'il apparaisse après la fin de l'animation au centre. L'apparition et l'animation en même temps attirent le regard à deux endroit différents. Et je trouve ça plutôt désagrable. </text:p>
      <text:p text:style-name="Standard"/>
      <text:p text:style-name="Standard">Quoi qu'il en soit, tout fonctionne correctement. Et ce n'était pas évident. J'ai cru par deux fois que j'allais resté bloqué définitevement.</text:p>
      <text:p text:style-name="Standard"/>
      <text:p text:style-name="Standard">Et je dois dire que je serais curieux de voir le résultat des autres étudiants.</text:p>
      <text:p text:style-name="Standard"/>
      <text:p text:style-name="Standard">Romain Delb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4M17S</meta:editing-duration>
    <meta:editing-cycles>17</meta:editing-cycles>
    <meta:generator>OpenOffice/4.1.5$Win32 OpenOffice.org_project/415m1$Build-9789</meta:generator>
    <dc:date>2023-11-12T15:47:03</dc:date>
    <dc:creator>Rrrrrrrrr </dc:creator>
    <meta:document-statistic meta:table-count="0" meta:image-count="0" meta:object-count="0" meta:page-count="2" meta:paragraph-count="23" meta:word-count="1037" meta:character-count="6049"/>
    <meta:user-defined meta:name="Info 1"/>
    <meta:user-defined meta:name="Info 2"/>
    <meta:user-defined meta:name="Info 3"/>
    <meta:user-defined meta:name="Info 4"/>
  </office:meta>
</office:document-meta>
</file>